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67.52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 ACI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1" office:value-type="float" office:value="19768125" calcext:value-type="float">
            <text:p>1976812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BARRABA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20143516" calcext:value-type="float">
            <text:p>20143516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ALY</text:p>
          </table:table-cell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S</text:p>
          </table:table-cell>
        </table:table-row>
        <table:table-row table:style-name="ro1">
          <table:table-cell table:style-name="ce2"/>
          <table:table-cell table:style-name="ce1" office:value-type="float" office:value="19923929" calcext:value-type="float">
            <text:p>1992392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E FARIA</text:p>
          </table:table-cell>
          <table:table-cell table:style-name="ce1" office:value-type="string" calcext:value-type="string">
            <text:p>MARC JOSIE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129882" calcext:value-type="float">
            <text:p>2012988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MACBETH</text:p>
          </table:table-cell>
          <table:table-cell table:style-name="ce1" office:value-type="string" calcext:value-type="string">
            <text:p>GARETH ROBB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236980" calcext:value-type="float">
            <text:p>19236980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SAUNDERSON</text:p>
          </table:table-cell>
          <table:table-cell table:style-name="ce1" office:value-type="string" calcext:value-type="string">
            <text:p>DWAINE RUAN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460767" calcext:value-type="float">
            <text:p>2046076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STIGLING</text:p>
          </table:table-cell>
          <table:table-cell table:style-name="ce1" office:value-type="string" calcext:value-type="string">
            <text:p>JUSTI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B 4C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1" office:value-type="float" office:value="19800045" calcext:value-type="float">
            <text:p>1980004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OETZEE</text:p>
          </table:table-cell>
          <table:table-cell table:style-name="ce1" office:value-type="string" calcext:value-type="string">
            <text:p>JOHANNES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059884" calcext:value-type="float">
            <text:p>20059884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OETZER</text:p>
          </table:table-cell>
          <table:table-cell table:style-name="ce1" office:value-type="string" calcext:value-type="string">
            <text:p>JOSHUA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060815" calcext:value-type="float">
            <text:p>1906081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KRIJT</text:p>
          </table:table-cell>
          <table:table-cell table:style-name="ce1" office:value-type="string" calcext:value-type="string">
            <text:p>HENDRIK CAREL</text:p>
          </table:table-cell>
          <table:table-cell table:style-name="ce1" office:value-type="string" calcext:value-type="string">
            <text:p>HC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289472" calcext:value-type="float">
            <text:p>2028947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LADU</text:p>
          </table:table-cell>
          <table:table-cell table:style-name="ce1" office:value-type="string" calcext:value-type="string">
            <text:p>RICCARD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907281" calcext:value-type="float">
            <text:p>19907281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NEL</text:p>
          </table:table-cell>
          <table:table-cell table:style-name="ce1" office:value-type="string" calcext:value-type="string">
            <text:p>ANNIK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16579089" calcext:value-type="float">
            <text:p>16579089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VAN NIEKERK</text:p>
          </table:table-cell>
          <table:table-cell table:style-name="ce1" office:value-type="string" calcext:value-type="string">
            <text:p>ADRIAAN PIETER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C EPI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1" office:value-type="float" office:value="19894295" calcext:value-type="float">
            <text:p>1989429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HULLEY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415834" calcext:value-type="float">
            <text:p>20415834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MALAN</text:p>
          </table:table-cell>
          <table:table-cell table:style-name="ce1" office:value-type="string" calcext:value-type="string">
            <text:p>KRISTI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19976755" calcext:value-type="float">
            <text:p>1997675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MITCHELL</text:p>
          </table:table-cell>
          <table:table-cell table:style-name="ce1" office:value-type="string" calcext:value-type="string">
            <text:p>MICHELLE ALLISON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19960344" calcext:value-type="float">
            <text:p>19960344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NIEHAUS</text:p>
          </table:table-cell>
          <table:table-cell table:style-name="ce1" office:value-type="string" calcext:value-type="string">
            <text:p>XANDER GEORGE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424809" calcext:value-type="float">
            <text:p>2042480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NORTJE</text:p>
          </table:table-cell>
          <table:table-cell table:style-name="ce1" office:value-type="string" calcext:value-type="string">
            <text:p>MICHAELA SKY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20058837" calcext:value-type="float">
            <text:p>2005883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VON FINTEL</text:p>
          </table:table-cell>
          <table:table-cell table:style-name="ce1" office:value-type="string" calcext:value-type="string">
            <text:p>MARTIN WILLIAM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D ENT Goog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1" office:value-type="float" office:value="18293468" calcext:value-type="float">
            <text:p>1829346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FARRINGER</text:p>
          </table:table-cell>
          <table:table-cell table:style-name="ce1" office:value-type="string" calcext:value-type="string">
            <text:p>MICHAEL LEE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8998178" calcext:value-type="float">
            <text:p>18998178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GRAHAM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131836" calcext:value-type="float">
            <text:p>20131836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JASO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775520" calcext:value-type="float">
            <text:p>1977552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LOUW</text:p>
          </table:table-cell>
          <table:table-cell table:style-name="ce1" office:value-type="string" calcext:value-type="string">
            <text:p>CHRISTIAAN JOHA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8632807" calcext:value-type="float">
            <text:p>18632807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MELVILLE</text:p>
          </table:table-cell>
          <table:table-cell table:style-name="ce1" office:value-type="string" calcext:value-type="string">
            <text:p>ALEXANDER JARRYD</text:p>
          </table:table-cell>
          <table:table-cell table:style-name="ce1" office:value-type="string" calcext:value-type="string">
            <text:p>A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059019" calcext:value-type="float">
            <text:p>19059019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SHEPHERD</text:p>
          </table:table-cell>
          <table:table-cell table:style-name="ce1" office:value-type="string" calcext:value-type="string">
            <text:p>MICHAEL JOHN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E ENT Web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1" office:value-type="float" office:value="19165072" calcext:value-type="float">
            <text:p>1916507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ARMSTRONG</text:p>
          </table:table-cell>
          <table:table-cell table:style-name="ce1" office:value-type="string" calcext:value-type="string">
            <text:p>CRAIG JAMES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930259" calcext:value-type="float">
            <text:p>1993025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U PLESSIS</text:p>
          </table:table-cell>
          <table:table-cell table:style-name="ce1" office:value-type="string" calcext:value-type="string">
            <text:p>MIKKE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478275" calcext:value-type="float">
            <text:p>1947827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DU TOIT</text:p>
          </table:table-cell>
          <table:table-cell table:style-name="ce1" office:value-type="string" calcext:value-type="string">
            <text:p>NICOLE CATHRYN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18187595" calcext:value-type="float">
            <text:p>1818759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KEIRSGIETER</text:p>
          </table:table-cell>
          <table:table-cell table:style-name="ce1" office:value-type="string" calcext:value-type="string">
            <text:p>WIM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400578" calcext:value-type="float">
            <text:p>19400578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LEDINGWANE</text:p>
          </table:table-cell>
          <table:table-cell table:style-name="ce1" office:value-type="string" calcext:value-type="string">
            <text:p>MAPHIRI KHAHLISO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23053070" calcext:value-type="float">
            <text:p>23053070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SLEZAK</text:p>
          </table:table-cell>
          <table:table-cell table:style-name="ce1" office:value-type="string" calcext:value-type="string">
            <text:p>FLORA-JULIAN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F AMZ Config</text:p>
          </table:table-cell>
          <table:covered-table-cell/>
          <table:table-cell table:style-name="ce2" table:number-columns-repeated="5"/>
        </table:table-row>
        <table:table-row table:style-name="ro1">
          <table:table-cell table:style-name="ce2"/>
          <table:table-cell table:style-name="ce1" office:value-type="float" office:value="17794633" calcext:value-type="float">
            <text:p>17794633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854382" calcext:value-type="float">
            <text:p>1985438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AVEY</text:p>
          </table:table-cell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8966330" calcext:value-type="float">
            <text:p>18966330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DE VILLIERS</text:p>
          </table:table-cell>
          <table:table-cell table:style-name="ce1" office:value-type="string" calcext:value-type="string">
            <text:p>R√ºBEN DANIEL</text:p>
          </table:table-cell>
          <table:table-cell table:style-name="ce1" office:value-type="string" calcext:value-type="string">
            <text:p>RD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8395376" calcext:value-type="float">
            <text:p>18395376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SCHEPERS</text:p>
          </table:table-cell>
          <table:table-cell table:style-name="ce1" office:value-type="string" calcext:value-type="string">
            <text:p>ASHLEIGH CLAIRE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MS</text:p>
          </table:table-cell>
        </table:table-row>
        <table:table-row table:style-name="ro1">
          <table:table-cell table:style-name="ce2"/>
          <table:table-cell table:style-name="ce1" office:value-type="float" office:value="20273401" calcext:value-type="float">
            <text:p>20273401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VAN DEVENTER</text:p>
          </table:table-cell>
          <table:table-cell table:style-name="ce1" office:value-type="string" calcext:value-type="string">
            <text:p>STEFAN DANIEL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843151" calcext:value-type="float">
            <text:p>19843151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VILJOEN</text:p>
          </table:table-cell>
          <table:table-cell table:style-name="ce1" office:value-type="string" calcext:value-type="string">
            <text:p>FRANCOI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G AMZ EC2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1" office:value-type="float" office:value="19768257" calcext:value-type="float">
            <text:p>1976825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E BRUYN</text:p>
          </table:table-cell>
          <table:table-cell table:style-name="ce1" office:value-type="string" calcext:value-type="string">
            <text:p>CLARIC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20165714" calcext:value-type="float">
            <text:p>20165714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LUIZ</text:p>
          </table:table-cell>
          <table:table-cell table:style-name="ce1" office:value-type="string" calcext:value-type="string">
            <text:p>RICARDO ROME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194749" calcext:value-type="float">
            <text:p>2019474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MEY</text:p>
          </table:table-cell>
          <table:table-cell table:style-name="ce1" office:value-type="string" calcext:value-type="string">
            <text:p>WILLIAM FERDINAND</text:p>
          </table:table-cell>
          <table:table-cell table:style-name="ce1" office:value-type="string" calcext:value-type="string">
            <text:p>WF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007361" calcext:value-type="float">
            <text:p>19007361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MEYER</text:p>
          </table:table-cell>
          <table:table-cell table:style-name="ce1" office:value-type="string" calcext:value-type="string">
            <text:p>CHRISTIAAN JOHANNES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8439713" calcext:value-type="float">
            <text:p>184397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VENTER</text:p>
          </table:table-cell>
          <table:table-cell table:style-name="ce1" office:value-type="string" calcext:value-type="string">
            <text:p>RUDOLF ARNOLD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990812" calcext:value-type="float">
            <text:p>1999081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ALLEN RHYS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H Byte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1" office:value-type="float" office:value="20056354" calcext:value-type="float">
            <text:p>20056354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BAKER EFFENDI</text:p>
          </table:table-cell>
          <table:table-cell table:style-name="ce1" office:value-type="string" calcext:value-type="string">
            <text:p>SEDICK DAVID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039867" calcext:value-type="float">
            <text:p>2003986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EACON</text:p>
          </table:table-cell>
          <table:table-cell table:style-name="ce1" office:value-type="string" calcext:value-type="string">
            <text:p>SHELD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277970" calcext:value-type="float">
            <text:p>2027797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U TOIT</text:p>
          </table:table-cell>
          <table:table-cell table:style-name="ce1" office:value-type="string" calcext:value-type="string">
            <text:p>GERHARDUS JACOBUS SAAIMAN</text:p>
          </table:table-cell>
          <table:table-cell table:style-name="ce1" office:value-type="string" calcext:value-type="string">
            <text:p>GJS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770251" calcext:value-type="float">
            <text:p>19770251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KUSLUOGLU</text:p>
          </table:table-cell>
          <table:table-cell table:style-name="ce1" office:value-type="string" calcext:value-type="string">
            <text:p>OGULCA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206674" calcext:value-type="float">
            <text:p>1920667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SINANDILE</text:p>
          </table:table-cell>
          <table:table-cell table:style-name="ce1" office:value-type="string" calcext:value-type="string">
            <text:p>QHAMA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20072015" calcext:value-type="float">
            <text:p>2007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VAN ZYL</text:p>
          </table:table-cell>
          <table:table-cell table:style-name="ce1" office:value-type="string" calcext:value-type="string">
            <text:p>CHRISTOFFEL HENDRIK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 table:number-rows-repeated="2"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I Blockchain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1" office:value-type="float" office:value="19896913" calcext:value-type="float">
            <text:p>19896913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BAUMGARTEN</text:p>
          </table:table-cell>
          <table:table-cell table:style-name="ce1" office:value-type="string" calcext:value-type="string">
            <text:p>WERNICH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770235" calcext:value-type="float">
            <text:p>1977023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ENNIS</text:p>
          </table:table-cell>
          <table:table-cell table:style-name="ce1" office:value-type="string" calcext:value-type="string">
            <text:p>SIMON JOHN</text:p>
          </table:table-cell>
          <table:table-cell table:style-name="ce1" office:value-type="string" calcext:value-type="string">
            <text:p>S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7839688" calcext:value-type="float">
            <text:p>17839688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GILBEY</text:p>
          </table:table-cell>
          <table:table-cell table:style-name="ce1" office:value-type="string" calcext:value-type="string">
            <text:p>OLIVER JAMES</text:p>
          </table:table-cell>
          <table:table-cell table:style-name="ce1" office:value-type="string" calcext:value-type="string">
            <text:p>OJ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066171" calcext:value-type="float">
            <text:p>19066171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8395317" calcext:value-type="float">
            <text:p>18395317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VAN ZYL</text:p>
          </table:table-cell>
          <table:table-cell table:style-name="ce1" office:value-type="string" calcext:value-type="string">
            <text:p>SIMON√©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19790155" calcext:value-type="float">
            <text:p>1979015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WIESNER</text:p>
          </table:table-cell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J Twitter-Crypto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1" office:value-type="float" office:value="19787065" calcext:value-type="float">
            <text:p>1978706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BREDERODE</text:p>
          </table:table-cell>
          <table:table-cell table:style-name="ce1" office:value-type="string" calcext:value-type="string">
            <text:p>MATTHEW TOM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8232973" calcext:value-type="float">
            <text:p>18232973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BUTLER</text:p>
          </table:table-cell>
          <table:table-cell table:style-name="ce1" office:value-type="string" calcext:value-type="string">
            <text:p>EMER MAE</text:p>
          </table:table-cell>
          <table:table-cell table:style-name="ce1" office:value-type="string" calcext:value-type="string">
            <text:p>EM</text:p>
          </table:table-cell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2"/>
          <table:table-cell table:style-name="ce1" office:value-type="float" office:value="20326033" calcext:value-type="float">
            <text:p>20326033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E VILLIERS</text:p>
          </table:table-cell>
          <table:table-cell table:style-name="ce1" office:value-type="string" calcext:value-type="string">
            <text:p>FREDDIE RYK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375816" calcext:value-type="float">
            <text:p>193758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DIJKSTRA</text:p>
          </table:table-cell>
          <table:table-cell table:style-name="ce1" office:value-type="string" calcext:value-type="string">
            <text:p>HESSEL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9072708" calcext:value-type="float">
            <text:p>19072708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GROBBELAAR</text:p>
          </table:table-cell>
          <table:table-cell table:style-name="ce1" office:value-type="string" calcext:value-type="string">
            <text:p>NUAN ADRIAA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2"/>
          <table:table-cell table:style-name="ce1" office:value-type="float" office:value="18214304" calcext:value-type="float">
            <text:p>18214304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PASCH</text:p>
          </table:table-cell>
          <table:table-cell table:style-name="ce1" office:value-type="string" calcext:value-type="string">
            <text:p>JOANNES GERARDUS BARTHOLOMEUS</text:p>
          </table:table-cell>
          <table:table-cell table:style-name="ce1" office:value-type="string" calcext:value-type="string">
            <text:p>JGB</text:p>
          </table:table-cell>
          <table:table-cell table:style-name="ce1" office:value-type="string" calcext:value-type="string">
            <text:p>MR</text:p>
          </table:table-cell>
        </table:table-row>
        <table:table-row table:style-name="ro1" table:number-rows-repeated="104849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3:27:31.780458260</meta:creation-date>
    <dc:date>2018-10-22T13:31:30.343606774</dc:date>
    <meta:editing-duration>PT3M59S</meta:editing-duration>
    <meta:editing-cycles>1</meta:editing-cycles>
    <meta:document-statistic meta:table-count="1" meta:cell-count="370" meta:object-count="0"/>
    <meta:generator>LibreOffice/5.1.6.2$Linux_X86_64 LibreOffice_project/10m0$Build-2</meta:generator>
  </office:meta>
</office:document-meta>
</file>